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66c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août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float" office:value="1364628" calcext:value-type="float">
            <text:p>1364628</text:p>
          </table:table-cell>
          <table:table-cell table:style-name="ce8" office:value-type="date" office:date-value="2019-08-19" calcext:value-type="date">
            <text:p>19/08/2019</text:p>
          </table:table-cell>
          <table:table-cell table:style-name="ce4" office:value-type="string" calcext:value-type="string">
            <text:p>BRISEBOIS HUISSIERS INC </text:p>
          </table:table-cell>
          <table:table-cell table:style-name="ce10"/>
          <table:table-cell table:style-name="ce4" office:value-type="float" office:value="98.03" calcext:value-type="float">
            <text:p>98,03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143" calcext:value-type="float">
            <text:p>1366143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GROUPE SANTE DUCORE INC.</text:p>
          </table:table-cell>
          <table:table-cell table:style-name="ce4"/>
          <table:table-cell table:style-name="ce4" office:value-type="float" office:value="2498.7" calcext:value-type="float">
            <text:p>2498,7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7324" calcext:value-type="float">
            <text:p>1347324</text:p>
          </table:table-cell>
          <table:table-cell table:style-name="ce8" office:value-type="date" office:date-value="2019-08-13" calcext:value-type="date">
            <text:p>13/08/2019</text:p>
          </table:table-cell>
          <table:table-cell table:style-name="ce4" office:value-type="string" calcext:value-type="string">
            <text:p>LES SERVICES D'ARBITRAGE BERTHIER INC </text:p>
          </table:table-cell>
          <table:table-cell table:style-name="ce4"/>
          <table:table-cell table:style-name="ce4" office:value-type="float" office:value="551.18" calcext:value-type="float">
            <text:p>551,18</text:p>
          </table:table-cell>
          <table:table-cell table:style-name="ce4" office:value-type="string" calcext:value-type="string">
            <text:p>Avoca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375" calcext:value-type="float">
            <text:p>1359375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LOGIKERGO</text:p>
          </table:table-cell>
          <table:table-cell table:style-name="ce10"/>
          <table:table-cell table:style-name="ce4" office:value-type="float" office:value="3724.43" calcext:value-type="float">
            <text:p>3724,43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5396" calcext:value-type="float">
            <text:p>1325396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TOTALMED SOLUTIONS SANTE INC.</text:p>
          </table:table-cell>
          <table:table-cell table:style-name="ce10"/>
          <table:table-cell table:style-name="ce4" office:value-type="float" office:value="456.7" calcext:value-type="float">
            <text:p>456,7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5457" calcext:value-type="float">
            <text:p>1365457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/>
          <table:table-cell table:style-name="ce10"/>
          <table:table-cell table:style-name="ce4" office:value-type="float" office:value="2463.69" calcext:value-type="float">
            <text:p>2463,69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64344" calcext:value-type="float">
            <text:p>1364344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3289419 CANADA (COLLINS)</text:p>
          </table:table-cell>
          <table:table-cell table:style-name="ce10"/>
          <table:table-cell table:style-name="ce4" office:value-type="float" office:value="595.25" calcext:value-type="float">
            <text:p>595,25</text:p>
          </table:table-cell>
          <table:table-cell table:style-name="ce4" office:value-type="string" calcext:value-type="string">
            <text:p>Bottes, souliers et couvre-chaussu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185" calcext:value-type="float">
            <text:p>1366185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table:number-columns-repeated="2"/>
          <table:table-cell table:style-name="ce4" office:value-type="float" office:value="248.02" calcext:value-type="float">
            <text:p>248,02</text:p>
          </table:table-cell>
          <table:table-cell table:style-name="ce4" office:value-type="string" calcext:value-type="string">
            <text:p>Bottes, souliers et couvre-chaussu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703" calcext:value-type="float">
            <text:p>1362703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ASSOCIATION QUEBECOISE DES TRANSPORTS</text:p>
          </table:table-cell>
          <table:table-cell table:style-name="ce10"/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156" calcext:value-type="float">
            <text:p>1363156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table:number-columns-repeated="2"/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983" calcext:value-type="float">
            <text:p>1364983</text:p>
          </table:table-cell>
          <table:table-cell table:style-name="ce8" office:value-type="date" office:date-value="2019-08-21" calcext:value-type="date">
            <text:p>21/08/2019</text:p>
          </table:table-cell>
          <table:table-cell table:style-name="ce4" table:number-columns-repeated="2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036" calcext:value-type="float">
            <text:p>1362036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BAU-VAL CMM</text:p>
          </table:table-cell>
          <table:table-cell table:style-name="ce4"/>
          <table:table-cell table:style-name="ce4" office:value-type="float" office:value="970.03" calcext:value-type="float">
            <text:p>970,03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616" calcext:value-type="float">
            <text:p>1362616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CEGEP DE SAINT-LAURENT</text:p>
          </table:table-cell>
          <table:table-cell table:style-name="ce4"/>
          <table:table-cell table:style-name="ce4" office:value-type="float" office:value="1553.81" calcext:value-type="float">
            <text:p>1553,81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187" calcext:value-type="float">
            <text:p>1366187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CHAUSSURES BELMONT INC</text:p>
          </table:table-cell>
          <table:table-cell table:style-name="ce4"/>
          <table:table-cell table:style-name="ce4" office:value-type="float" office:value="194.2" calcext:value-type="float">
            <text:p>194,2</text:p>
          </table:table-cell>
          <table:table-cell table:style-name="ce4" office:value-type="string" calcext:value-type="string">
            <text:p>Bottes, souliers et couvre-chaussu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791" calcext:value-type="float">
            <text:p>1364791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ENTREPRISES FORLINI-DIVISION EQUIPEMENT DE SECURITE UNIVERSEL INC. </text:p>
          </table:table-cell>
          <table:table-cell table:style-name="ce4"/>
          <table:table-cell table:style-name="ce4" office:value-type="float" office:value="146.98" calcext:value-type="float">
            <text:p>146,98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759" calcext:value-type="float">
            <text:p>1362759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GROUPE ENOV INC.</text:p>
          </table:table-cell>
          <table:table-cell table:style-name="ce10"/>
          <table:table-cell table:style-name="ce4" office:value-type="float" office:value="223.36" calcext:value-type="float">
            <text:p>223,36</text:p>
          </table:table-cell>
          <table:table-cell table:style-name="ce4" office:value-type="string" calcext:value-type="string">
            <text:p>Produits de peintu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610" calcext:value-type="float">
            <text:p>1362610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LES EDITIONS JURIDIQUES FD INC</text:p>
          </table:table-cell>
          <table:table-cell table:style-name="ce10"/>
          <table:table-cell table:style-name="ce4" office:value-type="float" office:value="90.29" calcext:value-type="float">
            <text:p>90,29</text:p>
          </table:table-cell>
          <table:table-cell table:style-name="ce4" office:value-type="string" calcext:value-type="string">
            <text:p>Guide, brochure et affich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009" calcext:value-type="float">
            <text:p>1362009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LOCATION SAUVAGEAU INC.</text:p>
          </table:table-cell>
          <table:table-cell table:style-name="ce10"/>
          <table:table-cell table:style-name="ce4" office:value-type="float" office:value="3326" calcext:value-type="float">
            <text:p>3326</text:p>
          </table:table-cell>
          <table:table-cell table:style-name="ce4" office:value-type="string" calcext:value-type="string">
            <text:p>Location - Automobile, camionnette et fourgonnett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732" calcext:value-type="float">
            <text:p>1363732</text:p>
          </table:table-cell>
          <table:table-cell table:style-name="ce8" office:value-type="date" office:date-value="2019-08-13" calcext:value-type="date">
            <text:p>13/08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4"/>
          <table:table-cell table:style-name="ce4" office:value-type="float" office:value="43.29" calcext:value-type="float">
            <text:p>43,29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401" calcext:value-type="float">
            <text:p>1364401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MOTOROLA SOLUTION CANADA INC.</text:p>
          </table:table-cell>
          <table:table-cell table:style-name="ce4" office:value-type="float" office:value="887030" calcext:value-type="float">
            <text:p>887030</text:p>
          </table:table-cell>
          <table:table-cell table:style-name="ce4" office:value-type="float" office:value="8338.4" calcext:value-type="float">
            <text:p>8338,4</text:p>
          </table:table-cell>
          <table:table-cell table:style-name="ce4" office:value-type="string" calcext:value-type="string">
            <text:p>Appareil de communic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398" calcext:value-type="float">
            <text:p>1362398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10"/>
          <table:table-cell table:style-name="ce4" office:value-type="float" office:value="37.7" calcext:value-type="float">
            <text:p>37,7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934" calcext:value-type="float">
            <text:p>1362934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table:number-columns-repeated="2"/>
          <table:table-cell table:style-name="ce4" office:value-type="float" office:value="357.44" calcext:value-type="float">
            <text:p>357,44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23" calcext:value-type="float">
            <text:p>1356723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REVOLUTION ENVIRONMENTAL SOLUTIONS LP</text:p>
          </table:table-cell>
          <table:table-cell table:style-name="ce4"/>
          <table:table-cell table:style-name="ce4" office:value-type="float" office:value="351.12" calcext:value-type="float">
            <text:p>351,12</text:p>
          </table:table-cell>
          <table:table-cell table:style-name="ce4" office:value-type="string" calcext:value-type="string">
            <text:p>Service - Décontamination, contrôle des odeur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518" calcext:value-type="float">
            <text:p>1354518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office:value-type="string" calcext:value-type="string">
            <text:p>SCIAGE DE BETON ST-LEONARD LTEE</text:p>
          </table:table-cell>
          <table:table-cell table:style-name="ce4"/>
          <table:table-cell table:style-name="ce4" office:value-type="float" office:value="2939.65" calcext:value-type="float">
            <text:p>2939,65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435" calcext:value-type="float">
            <text:p>1362435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TENAQUIP LIMITED</text:p>
          </table:table-cell>
          <table:table-cell table:style-name="ce10"/>
          <table:table-cell table:style-name="ce4" office:value-type="float" office:value="116.91" calcext:value-type="float">
            <text:p>116,91</text:p>
          </table:table-cell>
          <table:table-cell table:style-name="ce4" office:value-type="string" calcext:value-type="string">
            <text:p>Ga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838" calcext:value-type="float">
            <text:p>1362838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UAP INC.</text:p>
          </table:table-cell>
          <table:table-cell table:style-name="ce10"/>
          <table:table-cell table:style-name="ce4" office:value-type="float" office:value="69.75" calcext:value-type="float">
            <text:p>69,75</text:p>
          </table:table-cell>
          <table:table-cell table:style-name="ce4" office:value-type="string" calcext:value-type="string">
            <text:p>Huile et liquide pour matériel roula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186" calcext:value-type="float">
            <text:p>1366186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U. CAYOUETTE INC.</text:p>
          </table:table-cell>
          <table:table-cell table:style-name="ce4"/>
          <table:table-cell table:style-name="ce4" office:value-type="float" office:value="225.72" calcext:value-type="float">
            <text:p>225,72</text:p>
          </table:table-cell>
          <table:table-cell table:style-name="ce4" office:value-type="string" calcext:value-type="string">
            <text:p>Bois de construct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62521" calcext:value-type="float">
            <text:p>1362521</text:p>
          </table:table-cell>
          <table:table-cell table:style-name="ce8" office:value-type="date" office:date-value="2019-08-28" calcext:value-type="date">
            <text:p>28/08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2099.74" calcext:value-type="float">
            <text:p>2099,7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91" calcext:value-type="float">
            <text:p>1361091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MARGARET SANKEY</text:p>
          </table:table-cell>
          <table:table-cell table:style-name="ce4"/>
          <table:table-cell table:style-name="ce4" office:value-type="float" office:value="4829.41" calcext:value-type="float">
            <text:p>4829,41</text:p>
          </table:table-cell>
          <table:table-cell table:style-name="ce4" office:value-type="string" calcext:value-type="string">
            <text:p>Traduct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318" calcext:value-type="float">
            <text:p>1365318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4"/>
          <table:table-cell table:style-name="ce4" office:value-type="float" office:value="65.44" calcext:value-type="float">
            <text:p>65,44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45746" calcext:value-type="float">
            <text:p>1345746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ATCO STRUCTURES ET LOGISTICS LTD</text:p>
          </table:table-cell>
          <table:table-cell table:style-name="ce4"/>
          <table:table-cell table:style-name="ce4" office:value-type="float" office:value="10498.75" calcext:value-type="float">
            <text:p>10498,75</text:p>
          </table:table-cell>
          <table:table-cell table:style-name="ce4" office:value-type="string" calcext:value-type="string">
            <text:p>Entrepreneur en systèmes d'assainissement autono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41" calcext:value-type="float">
            <text:p>1365441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10"/>
          <table:table-cell table:style-name="ce4" office:value-type="float" office:value="196.85" calcext:value-type="float">
            <text:p>196,85</text:p>
          </table:table-cell>
          <table:table-cell table:style-name="ce4" office:value-type="string" calcext:value-type="string">
            <text:p>Service – Traiteu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5423" calcext:value-type="float">
            <text:p>1365423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CAPREA EXPERTS IMMOBILIERS INC.</text:p>
          </table:table-cell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529" calcext:value-type="float">
            <text:p>1364529</text:p>
          </table:table-cell>
          <table:table-cell table:style-name="ce8" office:value-type="date" office:date-value="2019-08-19" calcext:value-type="date">
            <text:p>19/08/2019</text:p>
          </table:table-cell>
          <table:table-cell table:style-name="ce4" office:value-type="string" calcext:value-type="string">
            <text:p>PAQUETTE &amp; ASSOCIES, HUISSIERS DE JUSTICE S.E.N.C.R.L.</text:p>
          </table:table-cell>
          <table:table-cell table:style-name="ce4"/>
          <table:table-cell table:style-name="ce4" office:value-type="float" office:value="8399" calcext:value-type="float">
            <text:p>8399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43" calcext:value-type="float">
            <text:p>1365443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VINACOUSTIK INC.</text:p>
          </table:table-cell>
          <table:table-cell table:style-name="ce4"/>
          <table:table-cell table:style-name="ce4" office:value-type="float" office:value="7349.12" calcext:value-type="float">
            <text:p>7349,12</text:p>
          </table:table-cell>
          <table:table-cell table:style-name="ce4" office:value-type="string" calcext:value-type="string">
            <text:p>Conseiller - Protection et contrôle de la qualité de l'ai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65037" calcext:value-type="float">
            <text:p>1365037</text:p>
          </table:table-cell>
          <table:table-cell table:style-name="ce8" office:value-type="date" office:date-value="2019-08-21" calcext:value-type="date">
            <text:p>21/08/2019</text:p>
          </table:table-cell>
          <table:table-cell table:style-name="ce4" office:value-type="string" calcext:value-type="string">
            <text:p>COMPAGNIE DE CHEMIN DE FER DU CANADIEN PACIFIQUE</text:p>
          </table:table-cell>
          <table:table-cell table:style-name="ce10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Déglaçage, nettoyage et désobstruction de conduites 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8-26" calcext:value-type="date">
            <text:p>26/08/2019</text:p>
          </table:table-cell>
          <table:table-cell table:style-name="ce4" table:number-columns-repeated="2"/>
          <table:table-cell table:style-name="ce4" office:value-type="float" office:value="5616.83" calcext:value-type="float">
            <text:p>5616,83</text:p>
          </table:table-cell>
          <table:table-cell table:style-name="ce4" office:value-type="string" calcext:value-type="string">
            <text:p>Service - Déglaçage, nettoyage et désobstruction de conduite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3856" calcext:value-type="float">
            <text:p>1363856</text:p>
          </table:table-cell>
          <table:table-cell table:style-name="ce8" office:value-type="date" office:date-value="2019-08-14" calcext:value-type="date">
            <text:p>14/08/2019</text:p>
          </table:table-cell>
          <table:table-cell table:style-name="ce4" office:value-type="string" calcext:value-type="string">
            <text:p>ENTREPRISE T.R.A. (2011) INC.</text:p>
          </table:table-cell>
          <table:table-cell table:style-name="ce10"/>
          <table:table-cell table:style-name="ce4" office:value-type="float" office:value="5249.37" calcext:value-type="float">
            <text:p>5249,37</text:p>
          </table:table-cell>
          <table:table-cell table:style-name="ce4" office:value-type="string" calcext:value-type="string">
            <text:p>Service - Marquage de r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249" calcext:value-type="float">
            <text:p>1366249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INDIK INC</text:p>
          </table:table-cell>
          <table:table-cell table:style-name="ce10"/>
          <table:table-cell table:style-name="ce4" office:value-type="float" office:value="14425.29" calcext:value-type="float">
            <text:p>14425,29</text:p>
          </table:table-cell>
          <table:table-cell table:style-name="ce4" office:value-type="string" calcext:value-type="string">
            <text:p>Peinture de signalis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863" calcext:value-type="float">
            <text:p>1362863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MARC PINARD</text:p>
          </table:table-cell>
          <table:table-cell table:style-name="ce10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Frais - Règlement, réclam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45" calcext:value-type="float">
            <text:p>1366445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PEPINIERE R.Y. LOCAS INC.</text:p>
          </table:table-cell>
          <table:table-cell table:style-name="ce4"/>
          <table:table-cell table:style-name="ce4" office:value-type="float" office:value="8207.95" calcext:value-type="float">
            <text:p>8207,95</text:p>
          </table:table-cell>
          <table:table-cell table:style-name="ce4" office:value-type="string" calcext:value-type="string">
            <text:p>Fournitures horticol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420" calcext:value-type="float">
            <text:p>1362420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TRANSPORT MOTTILLO ET FILS INC.</text:p>
          </table:table-cell>
          <table:table-cell table:style-name="ce10"/>
          <table:table-cell table:style-name="ce4" office:value-type="float" office:value="18897.75" calcext:value-type="float">
            <text:p>18897,75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602" calcext:value-type="float">
            <text:p>1364602</text:p>
          </table:table-cell>
          <table:table-cell table:style-name="ce8" office:value-type="date" office:date-value="2019-08-19" calcext:value-type="date">
            <text:p>19/08/2019</text:p>
          </table:table-cell>
          <table:table-cell table:style-name="ce4"/>
          <table:table-cell table:style-name="ce10"/>
          <table:table-cell table:style-name="ce4" office:value-type="float" office:value="15748.12" calcext:value-type="float">
            <text:p>15748,12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ROUSSEAU, HELENE</text:p>
          </table:table-cell>
          <table:table-cell table:style-name="ce4" office:value-type="float" office:value="1362479" calcext:value-type="float">
            <text:p>1362479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DEMENAGEMENT LA CAPITALE</text:p>
          </table:table-cell>
          <table:table-cell table:style-name="ce10"/>
          <table:table-cell table:style-name="ce4" office:value-type="float" office:value="1301.84" calcext:value-type="float">
            <text:p>1301,84</text:p>
          </table:table-cell>
          <table:table-cell table:style-name="ce4" office:value-type="string" calcext:value-type="string">
            <text:p>Service - Déménagement </text:p>
          </table:table-cell>
          <table:table-cell table:number-columns-repeated="250"/>
        </table:table-row>
        <table:table-row table:style-name="ro2">
          <table:table-cell table:style-name="ce3"/>
          <table:table-cell table:style-name="ce4" office:value-type="float" office:value="1362478" calcext:value-type="float">
            <text:p>1362478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FRANSTORES</text:p>
          </table:table-cell>
          <table:table-cell table:style-name="ce10"/>
          <table:table-cell table:style-name="ce4" office:value-type="float" office:value="3685.06" calcext:value-type="float">
            <text:p>3685,06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4720" calcext:value-type="float">
            <text:p>1364720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10"/>
          <table:table-cell table:style-name="ce4" office:value-type="float" office:value="34.77" calcext:value-type="float">
            <text:p>34,77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5271" calcext:value-type="float">
            <text:p>1325271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10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61959" calcext:value-type="float">
            <text:p>1361959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AMPLE MAN DANSE</text:p>
          </table:table-cell>
          <table:table-cell table:style-name="ce10"/>
          <table:table-cell table:style-name="ce4" office:value-type="float" office:value="5249.37" calcext:value-type="float">
            <text:p>5249,37</text:p>
          </table:table-cell>
          <table:table-cell table:style-name="ce4" office:value-type="string" calcext:value-type="string">
            <text:p>Service - Artiste de la scèn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969" calcext:value-type="float">
            <text:p>1361969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AUVITEC LTEE</text:p>
          </table:table-cell>
          <table:table-cell table:style-name="ce10"/>
          <table:table-cell table:style-name="ce4" office:value-type="float" office:value="1327.04" calcext:value-type="float">
            <text:p>1327,04</text:p>
          </table:table-cell>
          <table:table-cell table:style-name="ce4" office:value-type="string" calcext:value-type="string">
            <text:p>Location - Équipement de scèn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19" calcext:value-type="float">
            <text:p>1365419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BIBLIO RPL LTEE</text:p>
          </table:table-cell>
          <table:table-cell table:style-name="ce10"/>
          <table:table-cell table:style-name="ce4" office:value-type="float" office:value="524.35" calcext:value-type="float">
            <text:p>524,35</text:p>
          </table:table-cell>
          <table:table-cell table:style-name="ce4" office:value-type="string" calcext:value-type="string">
            <text:p>Fournitures de classement et de range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954" calcext:value-type="float">
            <text:p>1361954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BOO! DESIGN INC.</text:p>
          </table:table-cell>
          <table:table-cell table:style-name="ce10"/>
          <table:table-cell table:style-name="ce4" office:value-type="float" office:value="1102.37" calcext:value-type="float">
            <text:p>1102,3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54" calcext:value-type="float">
            <text:p>1366454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float" office:value="321.54" calcext:value-type="float">
            <text:p>321,54</text:p>
          </table:table-cell>
          <table:table-cell table:style-name="ce4" office:value-type="string" calcext:value-type="string">
            <text:p>Matériel arti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012" calcext:value-type="float">
            <text:p>1363012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COFORCE INC.</text:p>
          </table:table-cell>
          <table:table-cell table:style-name="ce4"/>
          <table:table-cell table:style-name="ce4" office:value-type="float" office:value="3009.71" calcext:value-type="float">
            <text:p>3009,71</text:p>
          </table:table-cell>
          <table:table-cell table:style-name="ce4" office:value-type="string" calcext:value-type="string">
            <text:p>Couvre-planch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2020" calcext:value-type="float">
            <text:p>1362020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826.64" calcext:value-type="float">
            <text:p>1826,64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786" calcext:value-type="float">
            <text:p>1363786</text:p>
          </table:table-cell>
          <table:table-cell table:style-name="ce8" office:value-type="date" office:date-value="2019-08-13" calcext:value-type="date">
            <text:p>13/08/2019</text:p>
          </table:table-cell>
          <table:table-cell table:style-name="ce4" table:number-columns-repeated="2"/>
          <table:table-cell table:style-name="ce4" office:value-type="float" office:value="960.91" calcext:value-type="float">
            <text:p>960,91</text:p>
          </table:table-cell>
          <table:table-cell table:style-name="ce4" office:value-type="string" calcext:value-type="string">
            <text:p>Photocopieur, télécopieur, imprimante et numéris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008" calcext:value-type="float">
            <text:p>1363008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DEMENAGEMENT PERFORMANCE (PMI)</text:p>
          </table:table-cell>
          <table:table-cell table:style-name="ce4"/>
          <table:table-cell table:style-name="ce4" office:value-type="float" office:value="5144.39" calcext:value-type="float">
            <text:p>5144,39</text:p>
          </table:table-cell>
          <table:table-cell table:style-name="ce4" office:value-type="string" calcext:value-type="string">
            <text:p>Service - Déménage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15" calcext:value-type="float">
            <text:p>1365415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MAGASINS BEST BUY LTEE</text:p>
          </table:table-cell>
          <table:table-cell table:style-name="ce4"/>
          <table:table-cell table:style-name="ce4" office:value-type="float" office:value="557.24" calcext:value-type="float">
            <text:p>557,24</text:p>
          </table:table-cell>
          <table:table-cell table:style-name="ce4" office:value-type="string" calcext:value-type="string">
            <text:p>Appareil électroniqu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HAMBEROT, ROBERT</text:p>
          </table:table-cell>
          <table:table-cell table:style-name="ce4" office:value-type="float" office:value="1365427" calcext:value-type="float">
            <text:p>1365427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97.83" calcext:value-type="float">
            <text:p>97,83</text:p>
          </table:table-cell>
          <table:table-cell table:style-name="ce4" office:value-type="string" calcext:value-type="string">
            <text:p>Articles de papeteri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61968" calcext:value-type="float">
            <text:p>1361968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ENVELOPPE LAURENTIDE INC</text:p>
          </table:table-cell>
          <table:table-cell table:style-name="ce4"/>
          <table:table-cell table:style-name="ce4" office:value-type="float" office:value="317.06" calcext:value-type="float">
            <text:p>317,06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51725" calcext:value-type="float">
            <text:p>1351725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COFFRES-FORTS C.B. 2000 INC.</text:p>
          </table:table-cell>
          <table:table-cell table:style-name="ce4" office:value-type="float" office:value="1268879" calcext:value-type="float">
            <text:p>1268879</text:p>
          </table:table-cell>
          <table:table-cell table:style-name="ce4" office:value-type="float" office:value="10543.84" calcext:value-type="float">
            <text:p>10543,84</text:p>
          </table:table-cell>
          <table:table-cell table:style-name="ce4" office:value-type="string" calcext:value-type="string">
            <text:p>Équipement sécurité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5809" calcext:value-type="float">
            <text:p>1365809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COMAQ, CORPORATION DES OFFICIERS MUNICIPAUX AGREES DU QUEBEC </text:p>
          </table:table-cell>
          <table:table-cell table:style-name="ce4"/>
          <table:table-cell table:style-name="ce4" office:value-type="float" office:value="188.98" calcext:value-type="float">
            <text:p>188,98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124" calcext:value-type="float">
            <text:p>1364124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163303" calcext:value-type="float">
            <text:p>1163303</text:p>
          </table:table-cell>
          <table:table-cell table:style-name="ce4" office:value-type="float" office:value="137.58" calcext:value-type="float">
            <text:p>137,58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866" calcext:value-type="float">
            <text:p>1363866</text:p>
          </table:table-cell>
          <table:table-cell table:style-name="ce8" office:value-type="date" office:date-value="2019-08-14" calcext:value-type="date">
            <text:p>14/08/2019</text:p>
          </table:table-cell>
          <table:table-cell table:style-name="ce4" office:value-type="string" calcext:value-type="string">
            <text:p>LES CONSTRUCTIONS ARGOZY INC.</text:p>
          </table:table-cell>
          <table:table-cell table:style-name="ce10"/>
          <table:table-cell table:style-name="ce4" office:value-type="float" office:value="6252.01" calcext:value-type="float">
            <text:p>6252,01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3869" calcext:value-type="float">
            <text:p>1363869</text:p>
          </table:table-cell>
          <table:table-cell table:style-name="ce8" office:value-type="date" office:date-value="2019-08-14" calcext:value-type="date">
            <text:p>14/08/2019</text:p>
          </table:table-cell>
          <table:table-cell table:style-name="ce4" table:number-columns-repeated="2"/>
          <table:table-cell table:style-name="ce4" office:value-type="float" office:value="545.93" calcext:value-type="float">
            <text:p>545,93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660" calcext:value-type="float">
            <text:p>1365660</text:p>
          </table:table-cell>
          <table:table-cell table:style-name="ce8" office:value-type="date" office:date-value="2019-08-26" calcext:value-type="date">
            <text:p>26/08/2019</text:p>
          </table:table-cell>
          <table:table-cell table:style-name="ce4" office:value-type="string" calcext:value-type="string">
            <text:p>LES ENTREPRISES LANTHIER &amp; PAPINEAU</text:p>
          </table:table-cell>
          <table:table-cell table:style-name="ce4"/>
          <table:table-cell table:style-name="ce4" office:value-type="float" office:value="2861.96" calcext:value-type="float">
            <text:p>2861,96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8685" calcext:value-type="float">
            <text:p>1348685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LES REALISATIONS CONCEPTUM INTERNATIONAL INC.</text:p>
          </table:table-cell>
          <table:table-cell table:style-name="ce10"/>
          <table:table-cell table:style-name="ce4" office:value-type="float" office:value="623.63" calcext:value-type="float">
            <text:p>623,63</text:p>
          </table:table-cell>
          <table:table-cell table:style-name="ce4" office:value-type="string" calcext:value-type="string">
            <text:p>Service - Ébénisteri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THIER, STEPHANE</text:p>
          </table:table-cell>
          <table:table-cell table:style-name="ce4" office:value-type="float" office:value="1365738" calcext:value-type="float">
            <text:p>1365738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10"/>
          <table:table-cell table:style-name="ce4" office:value-type="float" office:value="1189.21" calcext:value-type="float">
            <text:p>1189,21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965" calcext:value-type="float">
            <text:p>1361965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ROULEAUX DE PAPIER &amp; RUBANS J.L. INC.</text:p>
          </table:table-cell>
          <table:table-cell table:style-name="ce10"/>
          <table:table-cell table:style-name="ce4" office:value-type="float" office:value="541.74" calcext:value-type="float">
            <text:p>541,74</text:p>
          </table:table-cell>
          <table:table-cell table:style-name="ce4" office:value-type="string" calcext:value-type="string">
            <text:p>Articles de papet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5117" calcext:value-type="float">
            <text:p>1345117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ULINE CANADA CORP</text:p>
          </table:table-cell>
          <table:table-cell table:style-name="ce10"/>
          <table:table-cell table:style-name="ce4" office:value-type="float" office:value="19.73" calcext:value-type="float">
            <text:p>19,73</text:p>
          </table:table-cell>
          <table:table-cell table:style-name="ce4" office:value-type="string" calcext:value-type="string">
            <text:p>Service - Transport de colis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62208" calcext:value-type="float">
            <text:p>1362208</text:p>
          </table:table-cell>
          <table:table-cell table:style-name="ce8" office:value-type="date" office:date-value="2019-08-02" calcext:value-type="date">
            <text:p>02/08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428.81" calcext:value-type="float">
            <text:p>428,81</text:p>
          </table:table-cell>
          <table:table-cell table:style-name="ce4" office:value-type="string" calcext:value-type="string">
            <text:p>Accessoires et pièces de remplacement pour machinerie et équipement industrie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4327" calcext:value-type="float">
            <text:p>1364327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ENTREPRISES FORLINI-DIVISION EQUIPEMENT DE SECURITE UNIVERSEL INC. </text:p>
          </table:table-cell>
          <table:table-cell/>
          <table:table-cell table:style-name="ce4" office:value-type="float" office:value="4829.43" calcext:value-type="float">
            <text:p>4829,43</text:p>
          </table:table-cell>
          <table:table-cell table:style-name="ce4" office:value-type="string" calcext:value-type="string">
            <text:p>Signalisation routiè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099" calcext:value-type="float">
            <text:p>1362099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GROUPE ENOV INC.</text:p>
          </table:table-cell>
          <table:table-cell table:style-name="ce10"/>
          <table:table-cell table:style-name="ce4" office:value-type="float" office:value="379.97" calcext:value-type="float">
            <text:p>379,97</text:p>
          </table:table-cell>
          <table:table-cell table:style-name="ce4" office:value-type="string" calcext:value-type="string">
            <text:p>Produits de papie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66180" calcext:value-type="float">
            <text:p>1366180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10"/>
          <table:table-cell table:style-name="ce4" office:value-type="float" office:value="888.29" calcext:value-type="float">
            <text:p>888,29</text:p>
          </table:table-cell>
          <table:table-cell table:style-name="ce4" office:value-type="string" calcext:value-type="string">
            <text:p>Équipement de protec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76" calcext:value-type="float">
            <text:p>1358676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LANAUCO LTEE</text:p>
          </table:table-cell>
          <table:table-cell table:style-name="ce4"/>
          <table:table-cell table:style-name="ce4" office:value-type="float" office:value="635.17" calcext:value-type="float">
            <text:p>635,17</text:p>
          </table:table-cell>
          <table:table-cell table:style-name="ce4" office:value-type="string" calcext:value-type="string">
            <text:p>Location - Clôture, barricad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206" calcext:value-type="float">
            <text:p>1362206</text:p>
          </table:table-cell>
          <table:table-cell table:style-name="ce8" office:value-type="date" office:date-value="2019-08-02" calcext:value-type="date">
            <text:p>02/08/2019</text:p>
          </table:table-cell>
          <table:table-cell table:style-name="ce4" office:value-type="string" calcext:value-type="string">
            <text:p>LES EQUIPEMENTS RAPCO INC</text:p>
          </table:table-cell>
          <table:table-cell table:style-name="ce4"/>
          <table:table-cell table:style-name="ce4" office:value-type="float" office:value="89.11" calcext:value-type="float">
            <text:p>89,11</text:p>
          </table:table-cell>
          <table:table-cell table:style-name="ce4" office:value-type="string" calcext:value-type="string">
            <text:p>Équipement sécurité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203" calcext:value-type="float">
            <text:p>1362203</text:p>
          </table:table-cell>
          <table:table-cell table:style-name="ce8" office:value-type="date" office:date-value="2019-08-02" calcext:value-type="date">
            <text:p>02/08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121.66" calcext:value-type="float">
            <text:p>121,66</text:p>
          </table:table-cell>
          <table:table-cell table:style-name="ce4" office:value-type="string" calcext:value-type="string">
            <text:p>Fournitures et matériel médica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4168" calcext:value-type="float">
            <text:p>1364168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table:number-columns-repeated="2"/>
          <table:table-cell table:style-name="ce4" office:value-type="float" office:value="94.49" calcext:value-type="float">
            <text:p>94,49</text:p>
          </table:table-cell>
          <table:table-cell table:style-name="ce4" office:value-type="string" calcext:value-type="string">
            <text:p>Ga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4353" calcext:value-type="float">
            <text:p>1364353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table:number-columns-repeated="2"/>
          <table:table-cell table:style-name="ce4" office:value-type="float" office:value="1579.45" calcext:value-type="float">
            <text:p>1579,45</text:p>
          </table:table-cell>
          <table:table-cell table:style-name="ce4" office:value-type="string" calcext:value-type="string">
            <text:p>Vêtements de trava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65" calcext:value-type="float">
            <text:p>1364365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SECURITE LANDRY INC</text:p>
          </table:table-cell>
          <table:table-cell table:style-name="ce4"/>
          <table:table-cell table:style-name="ce4" office:value-type="float" office:value="370.07" calcext:value-type="float">
            <text:p>370,07</text:p>
          </table:table-cell>
          <table:table-cell table:style-name="ce4" office:value-type="string" calcext:value-type="string">
            <text:p>Bottes, souliers et couvres-chaussu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183" calcext:value-type="float">
            <text:p>1366183</text:p>
          </table:table-cell>
          <table:table-cell table:style-name="ce8" office:value-type="date" office:date-value="2019-08-29" calcext:value-type="date">
            <text:p>29/08/2019</text:p>
          </table:table-cell>
          <table:table-cell table:style-name="ce4"/>
          <table:table-cell table:style-name="ce10"/>
          <table:table-cell table:style-name="ce4" office:value-type="float" office:value="417.31" calcext:value-type="float">
            <text:p>417,31</text:p>
          </table:table-cell>
          <table:table-cell table:style-name="ce4" office:value-type="string" calcext:value-type="string">
            <text:p>Bottes, souliers et couvres-chaussu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944" calcext:value-type="float">
            <text:p>1365944</text:p>
          </table:table-cell>
          <table:table-cell table:style-name="ce8" office:value-type="date" office:date-value="2019-08-28" calcext:value-type="date">
            <text:p>28/08/2019</text:p>
          </table:table-cell>
          <table:table-cell table:style-name="ce4" office:value-type="string" calcext:value-type="string">
            <text:p>STELEM</text:p>
          </table:table-cell>
          <table:table-cell table:style-name="ce10"/>
          <table:table-cell table:style-name="ce4" office:value-type="float" office:value="434.65" calcext:value-type="float">
            <text:p>434,65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37" calcext:value-type="float">
            <text:p>1358737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73.85" calcext:value-type="float">
            <text:p>73,85</text:p>
          </table:table-cell>
          <table:table-cell table:style-name="ce4" office:value-type="string" calcext:value-type="string">
            <text:p>Service - Transport de colis (Frais de transport)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65754" calcext:value-type="float">
            <text:p>1365754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AESL INSTRUMENTATION INC.</text:p>
          </table:table-cell>
          <table:table-cell table:style-name="ce4"/>
          <table:table-cell table:style-name="ce4" office:value-type="float" office:value="698.17" calcext:value-type="float">
            <text:p>698,17</text:p>
          </table:table-cell>
          <table:table-cell table:style-name="ce4" office:value-type="string" calcext:value-type="string">
            <text:p>Traitement de l'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59" calcext:value-type="float">
            <text:p>1366459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4"/>
          <table:table-cell table:style-name="ce4" office:value-type="float" office:value="809.72" calcext:value-type="float">
            <text:p>809,72</text:p>
          </table:table-cell>
          <table:table-cell table:style-name="ce4" office:value-type="string" calcext:value-type="string">
            <text:p>Traitement de l'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71" calcext:value-type="float">
            <text:p>1359471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CENTAURECOM INC.</text:p>
          </table:table-cell>
          <table:table-cell table:style-name="ce4"/>
          <table:table-cell table:style-name="ce4" office:value-type="float" office:value="53.54" calcext:value-type="float">
            <text:p>53,54</text:p>
          </table:table-cell>
          <table:table-cell table:style-name="ce4" office:value-type="string" calcext:value-type="string">
            <text:p>Vêtements de trava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537" calcext:value-type="float">
            <text:p>1364537</text:p>
          </table:table-cell>
          <table:table-cell table:style-name="ce8" office:value-type="date" office:date-value="2019-08-19" calcext:value-type="date">
            <text:p>19/08/2019</text:p>
          </table:table-cell>
          <table:table-cell table:style-name="ce4" office:value-type="string" calcext:value-type="string">
            <text:p>CONSEIL DU BATIMENT DURABLE DU CANADA / CANADA GREEN BUILDING COUNCIL</text:p>
          </table:table-cell>
          <table:table-cell table:style-name="ce4"/>
          <table:table-cell table:style-name="ce4" office:value-type="float" office:value="1341.17" calcext:value-type="float">
            <text:p>1341,17</text:p>
          </table:table-cell>
          <table:table-cell table:style-name="ce4" office:value-type="string" calcext:value-type="string">
            <text:p>Frais - Permis, frais gouvernemanta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5745" calcext:value-type="float">
            <text:p>1365745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LAVAGE DE VITRES FUTURE INC.</text:p>
          </table:table-cell>
          <table:table-cell table:style-name="ce4"/>
          <table:table-cell table:style-name="ce4" office:value-type="float" office:value="2834.66" calcext:value-type="float">
            <text:p>2834,66</text:p>
          </table:table-cell>
          <table:table-cell table:style-name="ce4" office:value-type="string" calcext:value-type="string">
            <text:p>Service - Entretien d'immeub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37" calcext:value-type="float">
            <text:p>1365437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L'EMPREINTE IMPRIMERIE INC.</text:p>
          </table:table-cell>
          <table:table-cell table:style-name="ce4"/>
          <table:table-cell table:style-name="ce4" office:value-type="float" office:value="923.38" calcext:value-type="float">
            <text:p>923,38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842" calcext:value-type="float">
            <text:p>1365842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LES CONSTRUCTIONS ARGOZY INC.</text:p>
          </table:table-cell>
          <table:table-cell table:style-name="ce4"/>
          <table:table-cell table:style-name="ce4" office:value-type="float" office:value="2708.68" calcext:value-type="float">
            <text:p>2708,68</text:p>
          </table:table-cell>
          <table:table-cell table:style-name="ce4" office:value-type="string" calcext:value-type="string">
            <text:p>Entrepreneur en petits ouvrages de bét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87" calcext:value-type="float">
            <text:p>1365487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469.45" calcext:value-type="float">
            <text:p>1469,45</text:p>
          </table:table-cell>
          <table:table-cell table:style-name="ce4" office:value-type="string" calcext:value-type="string">
            <text:p>Produits d'entretien mén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522" calcext:value-type="float">
            <text:p>1365522</text:p>
          </table:table-cell>
          <table:table-cell table:style-name="ce8" office:value-type="date" office:date-value="2019-08-26" calcext:value-type="date">
            <text:p>26/08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96.33" calcext:value-type="float">
            <text:p>196,33</text:p>
          </table:table-cell>
          <table:table-cell table:style-name="ce4" office:value-type="string" calcext:value-type="string">
            <text:p>Produits d'entretien mén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61" calcext:value-type="float">
            <text:p>1366461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245.07" calcext:value-type="float">
            <text:p>245,07</text:p>
          </table:table-cell>
          <table:table-cell table:style-name="ce4" office:value-type="string" calcext:value-type="string">
            <text:p>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757" calcext:value-type="float">
            <text:p>1365757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261.71" calcext:value-type="float">
            <text:p>261,71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63210" calcext:value-type="float">
            <text:p>1363210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office:value-type="string" calcext:value-type="string">
            <text:p>ASSOCIATION QUEBECOISE DU LOISIR MUNICIPAL (AQLM) </text:p>
          </table:table-cell>
          <table:table-cell table:style-name="ce4"/>
          <table:table-cell table:style-name="ce4" office:value-type="float" office:value="220.47" calcext:value-type="float">
            <text:p>220,47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12" calcext:value-type="float">
            <text:p>1363212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table:number-columns-repeated="2"/>
          <table:table-cell table:style-name="ce4" office:value-type="float" office:value="456.7" calcext:value-type="float">
            <text:p>456,7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13" calcext:value-type="float">
            <text:p>1363213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table:number-columns-repeated="2"/>
          <table:table-cell table:style-name="ce4" office:value-type="float" office:value="456.7" calcext:value-type="float">
            <text:p>456,7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14" calcext:value-type="float">
            <text:p>1363214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table:number-columns-repeated="2"/>
          <table:table-cell table:style-name="ce4" office:value-type="float" office:value="304.46" calcext:value-type="float">
            <text:p>304,46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3215" calcext:value-type="float">
            <text:p>1363215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table:number-columns-repeated="2"/>
          <table:table-cell table:style-name="ce4" office:value-type="float" office:value="304.46" calcext:value-type="float">
            <text:p>304,46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25" calcext:value-type="float">
            <text:p>1355925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COLLEGE JEAN-DE-BREBEUF</text:p>
          </table:table-cell>
          <table:table-cell table:style-name="ce4"/>
          <table:table-cell table:style-name="ce4" office:value-type="float" office:value="140.19" calcext:value-type="float">
            <text:p>140,19</text:p>
          </table:table-cell>
          <table:table-cell table:style-name="ce4" office:value-type="string" calcext:value-type="string">
            <text:p>Service – Hébergement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8-06" calcext:value-type="date">
            <text:p>06/08/2019</text:p>
          </table:table-cell>
          <table:table-cell table:style-name="ce4" table:number-columns-repeated="2"/>
          <table:table-cell table:style-name="ce4" office:value-type="float" office:value="231.99" calcext:value-type="float">
            <text:p>231,99</text:p>
          </table:table-cell>
          <table:table-cell table:style-name="ce4" office:value-type="string" calcext:value-type="string">
            <text:p>Location - Sal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108" calcext:value-type="float">
            <text:p>1362108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ENTREPRISES FORLINI-DIVISION EQUIPEMENT DE SECURITE UNIVERSEL INC. </text:p>
          </table:table-cell>
          <table:table-cell table:style-name="ce4" office:value-type="float" office:value="1305723" calcext:value-type="float">
            <text:p>1305723</text:p>
          </table:table-cell>
          <table:table-cell table:style-name="ce4" office:value-type="float" office:value="110.22" calcext:value-type="float">
            <text:p>110,22</text:p>
          </table:table-cell>
          <table:table-cell table:style-name="ce4" office:value-type="string" calcext:value-type="string">
            <text:p>Équipement de protec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029" calcext:value-type="float">
            <text:p>1363029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325.34" calcext:value-type="float">
            <text:p>325,34</text:p>
          </table:table-cell>
          <table:table-cell table:style-name="ce4" office:value-type="string" calcext:value-type="string">
            <text:p>Produits de papier, papier hygié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785" calcext:value-type="float">
            <text:p>1363785</text:p>
          </table:table-cell>
          <table:table-cell table:style-name="ce8" office:value-type="date" office:date-value="2019-08-13" calcext:value-type="date">
            <text:p>13/08/2019</text:p>
          </table:table-cell>
          <table:table-cell table:style-name="ce4" office:value-type="string" calcext:value-type="string">
            <text:p>RAY-NET INC.</text:p>
          </table:table-cell>
          <table:table-cell/>
          <table:table-cell table:style-name="ce4" office:value-type="float" office:value="734.91" calcext:value-type="float">
            <text:p>734,91</text:p>
          </table:table-cell>
          <table:table-cell table:style-name="ce4" office:value-type="string" calcext:value-type="string">
            <text:p>Service - Nettoyage industri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7283" calcext:value-type="float">
            <text:p>1327283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RMB EXTERMINATION INC.</text:p>
          </table:table-cell>
          <table:table-cell/>
          <table:table-cell table:style-name="ce4" office:value-type="float" office:value="892.39" calcext:value-type="float">
            <text:p>892,39</text:p>
          </table:table-cell>
          <table:table-cell table:style-name="ce4" office:value-type="string" calcext:value-type="string">
            <text:p>Service - Extermination, fumig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09" calcext:value-type="float">
            <text:p>1363209</text:p>
          </table:table-cell>
          <table:table-cell table:style-name="ce8" office:value-type="date" office:date-value="2019-08-08" calcext:value-type="date">
            <text:p>08/08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301.52" calcext:value-type="float">
            <text:p>301,52</text:p>
          </table:table-cell>
          <table:table-cell table:style-name="ce4" office:value-type="string" calcext:value-type="string">
            <text:p>Chariot d'entretie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64617" calcext:value-type="float">
            <text:p>1364617</text:p>
          </table:table-cell>
          <table:table-cell table:style-name="ce8" office:value-type="date" office:date-value="2019-08-19" calcext:value-type="date">
            <text:p>19/08/2019</text:p>
          </table:table-cell>
          <table:table-cell table:style-name="ce4" office:value-type="string" calcext:value-type="string">
            <text:p>2946-8980 QUEBEC INC.</text:p>
          </table:table-cell>
          <table:table-cell/>
          <table:table-cell table:style-name="ce4" office:value-type="float" office:value="18409.56" calcext:value-type="float">
            <text:p>18409,56</text:p>
          </table:table-cell>
          <table:table-cell table:style-name="ce4" office:value-type="string" calcext:value-type="string">
            <text:p>Frais - Transport en commun, taxi, stationne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125" calcext:value-type="float">
            <text:p>1365125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7000626 CANADA INC.</text:p>
          </table:table-cell>
          <table:table-cell/>
          <table:table-cell table:style-name="ce4" office:value-type="float" office:value="15748.12" calcext:value-type="float">
            <text:p>15748,12</text:p>
          </table:table-cell>
          <table:table-cell table:style-name="ce4" office:value-type="string" calcext:value-type="string">
            <text:p>Entrepreneur en ouvrages métalliqu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6830" calcext:value-type="float">
            <text:p>1336830</text:p>
          </table:table-cell>
          <table:table-cell table:style-name="ce8" office:value-type="date" office:date-value="2019-08-06" calcext:value-type="date">
            <text:p>06/08/2019</text:p>
          </table:table-cell>
          <table:table-cell table:style-name="ce4" office:value-type="string" calcext:value-type="string">
            <text:p>BALAYE PRO INC</text:p>
          </table:table-cell>
          <table:table-cell/>
          <table:table-cell table:style-name="ce4" office:value-type="float" office:value="1048.6" calcext:value-type="float">
            <text:p>1048,6</text:p>
          </table:table-cell>
          <table:table-cell table:style-name="ce4" office:value-type="string" calcext:value-type="string">
            <text:p>Service - Nettoyage place publ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52" calcext:value-type="float">
            <text:p>1357052</text:p>
          </table:table-cell>
          <table:table-cell table:style-name="ce8" office:value-type="date" office:date-value="2019-08-12" calcext:value-type="date">
            <text:p>12/08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05" calcext:value-type="float">
            <text:p>1361105</text:p>
          </table:table-cell>
          <table:table-cell table:style-name="ce8" office:value-type="date" office:date-value="2019-08-05" calcext:value-type="date">
            <text:p>05/08/2019</text:p>
          </table:table-cell>
          <table:table-cell table:style-name="ce4" table:number-columns-repeated="2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4371" calcext:value-type="float">
            <text:p>1364371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CF SALUBRITE INC.</text:p>
          </table:table-cell>
          <table:table-cell/>
          <table:table-cell table:style-name="ce4" office:value-type="float" office:value="15695.62" calcext:value-type="float">
            <text:p>15695,62</text:p>
          </table:table-cell>
          <table:table-cell table:style-name="ce4" office:value-type="string" calcext:value-type="string">
            <text:p>Service - Entretien d'immeubl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5133" calcext:value-type="float">
            <text:p>1365133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CONSTRUCTION ARCADE</text:p>
          </table:table-cell>
          <table:table-cell table:style-name="ce4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Entrepreneur en petits bâtiment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578" calcext:value-type="float">
            <text:p>1363578</text:p>
          </table:table-cell>
          <table:table-cell table:style-name="ce8" office:value-type="date" office:date-value="2019-08-12" calcext:value-type="date">
            <text:p>12/08/2019</text:p>
          </table:table-cell>
          <table:table-cell table:style-name="ce4" office:value-type="string" calcext:value-type="string">
            <text:p>DISTRIBUTIONS LG INC.</text:p>
          </table:table-cell>
          <table:table-cell table:style-name="ce4" office:value-type="float" office:value="1152445" calcext:value-type="float">
            <text:p>1152445</text:p>
          </table:table-cell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Distribution 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64368" calcext:value-type="float">
            <text:p>1364368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ECHAFAUDS PLUS (LAVAL) INC</text:p>
          </table:table-cell>
          <table:table-cell/>
          <table:table-cell table:style-name="ce4" office:value-type="float" office:value="651.13" calcext:value-type="float">
            <text:p>651,13</text:p>
          </table:table-cell>
          <table:table-cell table:style-name="ce4" office:value-type="string" calcext:value-type="string">
            <text:p>Entrepreneur en bâtiments de tout genre 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7041" calcext:value-type="float">
            <text:p>1357041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FANNIE PILON-MILLETTE</text:p>
          </table:table-cell>
          <table:table-cell/>
          <table:table-cell table:style-name="ce4" office:value-type="float" office:value="4237.5" calcext:value-type="float">
            <text:p>4237,5</text:p>
          </table:table-cell>
          <table:table-cell table:style-name="ce4" office:value-type="string" calcext:value-type="string">
            <text:p>Conseiller en communication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3002" calcext:value-type="float">
            <text:p>1363002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L'ATELIER URBAIN INC.</text:p>
          </table:table-cell>
          <table:table-cell/>
          <table:table-cell table:style-name="ce4" office:value-type="float" office:value="44498.95" calcext:value-type="float">
            <text:p>44498,95</text:p>
          </table:table-cell>
          <table:table-cell table:style-name="ce4" office:value-type="string" calcext:value-type="string">
            <text:p>Conseiller - Étude de marché-GDD 2197838002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64801" calcext:value-type="float">
            <text:p>1364801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L'EMPREINTE IMPRIMERIE INC.</text:p>
          </table:table-cell>
          <table:table-cell/>
          <table:table-cell table:style-name="ce4" office:value-type="float" office:value="1264.91" calcext:value-type="float">
            <text:p>1264,91</text:p>
          </table:table-cell>
          <table:table-cell table:style-name="ce4" office:value-type="string" calcext:value-type="string">
            <text:p>Reliure, porte-docu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56" calcext:value-type="float">
            <text:p>1366456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LINDA KEMERER</text:p>
          </table:table-cell>
          <table:table-cell/>
          <table:table-cell table:style-name="ce4" office:value-type="float" office:value="1750" calcext:value-type="float">
            <text:p>1750</text:p>
          </table:table-cell>
          <table:table-cell table:style-name="ce4" office:value-type="string" calcext:value-type="string">
            <text:p>Service - Formation en développement interpersonnel/relationn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139" calcext:value-type="float">
            <text:p>1362139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MARIE-EVE ROULEAU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Spécialiste des médias sociaux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45" calcext:value-type="float">
            <text:p>1357045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MARIE-HELENE ROCH</text:p>
          </table:table-cell>
          <table:table-cell/>
          <table:table-cell table:style-name="ce4" office:value-type="float" office:value="1209.38" calcext:value-type="float">
            <text:p>1209,38</text:p>
          </table:table-cell>
          <table:table-cell table:style-name="ce4" office:value-type="string" calcext:value-type="string">
            <text:p>Conseiller en communication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2886" calcext:value-type="float">
            <text:p>1332886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MP REPRODUCTIONS INC.</text:p>
          </table:table-cell>
          <table:table-cell/>
          <table:table-cell table:style-name="ce4" office:value-type="float" office:value="508.6" calcext:value-type="float">
            <text:p>508,6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820" calcext:value-type="float">
            <text:p>1365820</text:p>
          </table:table-cell>
          <table:table-cell table:style-name="ce8" office:value-type="date" office:date-value="2019-08-27" calcext:value-type="date">
            <text:p>27/08/2019</text:p>
          </table:table-cell>
          <table:table-cell table:style-name="ce4" office:value-type="string" calcext:value-type="string">
            <text:p>PATRI-ARCH</text:p>
          </table:table-cell>
          <table:table-cell/>
          <table:table-cell table:style-name="ce4" office:value-type="float" office:value="7349.12" calcext:value-type="float">
            <text:p>7349,12</text:p>
          </table:table-cell>
          <table:table-cell table:style-name="ce4" office:value-type="string" calcext:value-type="string">
            <text:p>Architect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807" calcext:value-type="float">
            <text:p>1364807</text:p>
          </table:table-cell>
          <table:table-cell table:style-name="ce8" office:value-type="date" office:date-value="2019-08-20" calcext:value-type="date">
            <text:p>20/08/2019</text:p>
          </table:table-cell>
          <table:table-cell table:style-name="ce4" office:value-type="string" calcext:value-type="string">
            <text:p>PREVENTION COTE-DES-NEIGES NOTRE-DAME-DE-GRACE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string" calcext:value-type="string">
            <text:p>Produits horticol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46" calcext:value-type="float">
            <text:p>1365446</text:p>
          </table:table-cell>
          <table:table-cell table:style-name="ce8" office:value-type="date" office:date-value="2019-08-23" calcext:value-type="date">
            <text:p>23/08/2019</text:p>
          </table:table-cell>
          <table:table-cell table:style-name="ce4" office:value-type="string" calcext:value-type="string">
            <text:p>TEKNION ROY ET BRETON INC.</text:p>
          </table:table-cell>
          <table:table-cell/>
          <table:table-cell table:style-name="ce4" office:value-type="float" office:value="10597.44" calcext:value-type="float">
            <text:p>10597,44</text:p>
          </table:table-cell>
          <table:table-cell table:style-name="ce4" office:value-type="string" calcext:value-type="string">
            <text:p>Mobilier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62932" calcext:value-type="float">
            <text:p>1362932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19.28" calcext:value-type="float">
            <text:p>19,28</text:p>
          </table:table-cell>
          <table:table-cell table:style-name="ce4" office:value-type="string" calcext:value-type="string">
            <text:p>Outils manuel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3285" calcext:value-type="float">
            <text:p>1363285</text:p>
          </table:table-cell>
          <table:table-cell table:style-name="ce8" office:value-type="date" office:date-value="2019-08-09" calcext:value-type="date">
            <text:p>09/08/2019</text:p>
          </table:table-cell>
          <table:table-cell table:style-name="ce4"/>
          <table:table-cell/>
          <table:table-cell table:style-name="ce4" office:value-type="float" office:value="383.27" calcext:value-type="float">
            <text:p>383,27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48" calcext:value-type="float">
            <text:p>1364348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/>
          <table:table-cell/>
          <table:table-cell table:style-name="ce4" office:value-type="float" office:value="160.01" calcext:value-type="float">
            <text:p>160,01</text:p>
          </table:table-cell>
          <table:table-cell table:style-name="ce4" office:value-type="string" calcext:value-type="string">
            <text:p>Équipement de protection 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65325" calcext:value-type="float">
            <text:p>1365325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/>
          <table:table-cell/>
          <table:table-cell table:style-name="ce4" office:value-type="float" office:value="189.45" calcext:value-type="float">
            <text:p>189,45</text:p>
          </table:table-cell>
          <table:table-cell table:style-name="ce4" office:value-type="string" calcext:value-type="string">
            <text:p>Matériel de fixation, clou, vis 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66444" calcext:value-type="float">
            <text:p>1366444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table:number-columns-repeated="2"/>
          <table:table-cell table:style-name="ce4" office:value-type="float" office:value="126.3" calcext:value-type="float">
            <text:p>126,3</text:p>
          </table:table-cell>
          <table:table-cell table:style-name="ce4" office:value-type="string" calcext:value-type="string">
            <text:p>Équipement sécurité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38" calcext:value-type="float">
            <text:p>1366438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ENTREPRISES FORLINI-DIVISION EQUIPEMENT DE SECURITE UNIVERSEL INC. </text:p>
          </table:table-cell>
          <table:table-cell/>
          <table:table-cell table:style-name="ce4" office:value-type="float" office:value="161.64" calcext:value-type="float">
            <text:p>161,64</text:p>
          </table:table-cell>
          <table:table-cell table:style-name="ce4" office:value-type="string" calcext:value-type="string">
            <text:p>Équipement de protec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75" calcext:value-type="float">
            <text:p>1364375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EQUIPEMENTS STINSON (QUEBEC) INC.</text:p>
          </table:table-cell>
          <table:table-cell table:style-name="ce4"/>
          <table:table-cell table:style-name="ce4" office:value-type="float" office:value="1820.49" calcext:value-type="float">
            <text:p>1820,49</text:p>
          </table:table-cell>
          <table:table-cell table:style-name="ce4" office:value-type="string" calcext:value-type="string">
            <text:p>Peinture - résidentielle et industriel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41" calcext:value-type="float">
            <text:p>1366441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FERTILEC LTEE</text:p>
          </table:table-cell>
          <table:table-cell/>
          <table:table-cell table:style-name="ce4" office:value-type="float" office:value="787.41" calcext:value-type="float">
            <text:p>787,41</text:p>
          </table:table-cell>
          <table:table-cell table:style-name="ce4" office:value-type="string" calcext:value-type="string">
            <text:p>Couvre-so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35" calcext:value-type="float">
            <text:p>1355035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HERCULES SLR INC.</text:p>
          </table:table-cell>
          <table:table-cell/>
          <table:table-cell table:style-name="ce4" office:value-type="float" office:value="57.74" calcext:value-type="float">
            <text:p>57,74</text:p>
          </table:table-cell>
          <table:table-cell table:style-name="ce4" office:value-type="string" calcext:value-type="string">
            <text:p>Service - Transport de colis (Frais de transport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439" calcext:value-type="float">
            <text:p>1366439</text:p>
          </table:table-cell>
          <table:table-cell table:style-name="ce8" office:value-type="date" office:date-value="2019-08-30" calcext:value-type="date">
            <text:p>30/08/2019</text:p>
          </table:table-cell>
          <table:table-cell table:style-name="ce4" office:value-type="string" calcext:value-type="string">
            <text:p>L'AIGUISERIE</text:p>
          </table:table-cell>
          <table:table-cell/>
          <table:table-cell table:style-name="ce4" office:value-type="float" office:value="41.99" calcext:value-type="float">
            <text:p>41,99</text:p>
          </table:table-cell>
          <table:table-cell table:style-name="ce4" office:value-type="string" calcext:value-type="string">
            <text:p>Service - Découpage, aiguisag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76" calcext:value-type="float">
            <text:p>1363276</text:p>
          </table:table-cell>
          <table:table-cell table:style-name="ce8" office:value-type="date" office:date-value="2019-08-09" calcext:value-type="date">
            <text:p>09/08/2019</text:p>
          </table:table-cell>
          <table:table-cell table:style-name="ce4" office:value-type="string" calcext:value-type="string">
            <text:p>LA MAISON DU PEINTRE</text:p>
          </table:table-cell>
          <table:table-cell/>
          <table:table-cell table:style-name="ce4" office:value-type="float" office:value="16.74" calcext:value-type="float">
            <text:p>16,74</text:p>
          </table:table-cell>
          <table:table-cell table:style-name="ce4" office:value-type="string" calcext:value-type="string">
            <text:p>Décapant, dissolva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165" calcext:value-type="float">
            <text:p>1364165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LEE VALLEY TOOLS LTD.</text:p>
          </table:table-cell>
          <table:table-cell/>
          <table:table-cell table:style-name="ce4" office:value-type="float" office:value="173.71" calcext:value-type="float">
            <text:p>173,71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74" calcext:value-type="float">
            <text:p>1363274</text:p>
          </table:table-cell>
          <table:table-cell table:style-name="ce8" office:value-type="date" office:date-value="2019-08-09" calcext:value-type="date">
            <text:p>09/08/2019</text:p>
          </table:table-cell>
          <table:table-cell table:style-name="ce4" office:value-type="string" calcext:value-type="string">
            <text:p>LES MOUSSES DE L'ESTRIE INC.</text:p>
          </table:table-cell>
          <table:table-cell/>
          <table:table-cell table:style-name="ce4" office:value-type="float" office:value="5319.61" calcext:value-type="float">
            <text:p>5319,61</text:p>
          </table:table-cell>
          <table:table-cell table:style-name="ce4" office:value-type="string" calcext:value-type="string">
            <text:p>Couvre-so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070" calcext:value-type="float">
            <text:p>1360070</text:p>
          </table:table-cell>
          <table:table-cell table:style-name="ce8" office:value-type="date" office:date-value="2019-08-22" calcext:value-type="date">
            <text:p>22/08/2019</text:p>
          </table:table-cell>
          <table:table-cell table:style-name="ce4" office:value-type="string" calcext:value-type="string">
            <text:p>LOCATION D'OUTILS SIMPLEX S.E.C.</text:p>
          </table:table-cell>
          <table:table-cell/>
          <table:table-cell table:style-name="ce4" office:value-type="float" office:value="85.61" calcext:value-type="float">
            <text:p>85,61</text:p>
          </table:table-cell>
          <table:table-cell table:style-name="ce4" office:value-type="string" calcext:value-type="string">
            <text:p>Service - Transport de colis (Frais de transport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953" calcext:value-type="float">
            <text:p>1365953</text:p>
          </table:table-cell>
          <table:table-cell table:style-name="ce8" office:value-type="date" office:date-value="2019-08-28" calcext:value-type="date">
            <text:p>28/08/2019</text:p>
          </table:table-cell>
          <table:table-cell table:style-name="ce4" office:value-type="string" calcext:value-type="string">
            <text:p>MARTECH SIGNALISATION INC.</text:p>
          </table:table-cell>
          <table:table-cell/>
          <table:table-cell table:style-name="ce4" office:value-type="float" office:value="217.85" calcext:value-type="float">
            <text:p>217,85</text:p>
          </table:table-cell>
          <table:table-cell table:style-name="ce4" office:value-type="string" calcext:value-type="string">
            <text:p>Signalisation routière 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8-28" calcext:value-type="date">
            <text:p>28/08/2019</text:p>
          </table:table-cell>
          <table:table-cell table:style-name="ce4"/>
          <table:table-cell/>
          <table:table-cell table:style-name="ce4" office:value-type="float" office:value="170.6" calcext:value-type="float">
            <text:p>170,6</text:p>
          </table:table-cell>
          <table:table-cell table:style-name="ce4" office:value-type="string" calcext:value-type="string">
            <text:p>Poteau et fût pour signalisation lumineuse et éclairage urbai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70" calcext:value-type="float">
            <text:p>1364370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MULTI-PRESSIONS L.C. INC.</text:p>
          </table:table-cell>
          <table:table-cell/>
          <table:table-cell table:style-name="ce4" office:value-type="float" office:value="102.66" calcext:value-type="float">
            <text:p>102,66</text:p>
          </table:table-cell>
          <table:table-cell table:style-name="ce4" office:value-type="string" calcext:value-type="string">
            <text:p>Produits de soudu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281" calcext:value-type="float">
            <text:p>1363281</text:p>
          </table:table-cell>
          <table:table-cell table:style-name="ce8" office:value-type="date" office:date-value="2019-08-09" calcext:value-type="date">
            <text:p>09/08/2019</text:p>
          </table:table-cell>
          <table:table-cell table:style-name="ce4" office:value-type="string" calcext:value-type="string">
            <text:p>PPG REVETEMENTS ARCHITECTURAUX CANADA INC.</text:p>
          </table:table-cell>
          <table:table-cell/>
          <table:table-cell table:style-name="ce4" office:value-type="float" office:value="48.02" calcext:value-type="float">
            <text:p>48,02</text:p>
          </table:table-cell>
          <table:table-cell table:style-name="ce4" office:value-type="string" calcext:value-type="string">
            <text:p>Peinture - résidentielle et industriel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176" calcext:value-type="float">
            <text:p>1364176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S. BOUDRIAS HORTICOLE INC.</text:p>
          </table:table-cell>
          <table:table-cell/>
          <table:table-cell table:style-name="ce4" office:value-type="float" office:value="5845.9" calcext:value-type="float">
            <text:p>5845,9</text:p>
          </table:table-cell>
          <table:table-cell table:style-name="ce4" office:value-type="string" calcext:value-type="string">
            <text:p>Équipement et fourniture pour terrain de jeux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46" calcext:value-type="float">
            <text:p>1364346</text:p>
          </table:table-cell>
          <table:table-cell table:style-name="ce8" office:value-type="date" office:date-value="2019-08-16" calcext:value-type="date">
            <text:p>16/08/2019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4" office:value-type="float" office:value="22.12" calcext:value-type="float">
            <text:p>22,12</text:p>
          </table:table-cell>
          <table:table-cell table:style-name="ce4" office:value-type="string" calcext:value-type="string">
            <text:p>Support, renfort et équerr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4" office:value-type="float" office:value="1362441" calcext:value-type="float">
            <text:p>1362441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C.P.U. DESIGN INC.</text:p>
          </table:table-cell>
          <table:table-cell/>
          <table:table-cell table:style-name="ce4" office:value-type="float" office:value="105.82" calcext:value-type="float">
            <text:p>105,82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989" calcext:value-type="float">
            <text:p>1362989</text:p>
          </table:table-cell>
          <table:table-cell table:style-name="ce8" office:value-type="date" office:date-value="2019-08-07" calcext:value-type="date">
            <text:p>07/08/2019</text:p>
          </table:table-cell>
          <table:table-cell table:style-name="ce4" office:value-type="string" calcext:value-type="string">
            <text:p>MONTREAL STENCIL INC</text:p>
          </table:table-cell>
          <table:table-cell/>
          <table:table-cell table:style-name="ce4" office:value-type="float" office:value="23.95" calcext:value-type="float">
            <text:p>23,95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4833" calcext:value-type="float">
            <text:p>1324833</text:p>
          </table:table-cell>
          <table:table-cell table:style-name="ce8" office:value-type="date" office:date-value="2019-08-01" calcext:value-type="date">
            <text:p>01/08/2019</text:p>
          </table:table-cell>
          <table:table-cell table:style-name="ce4" office:value-type="string" calcext:value-type="string">
            <text:p>SOCIETE CANADIENNE DES POSTES</text:p>
          </table:table-cell>
          <table:table-cell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Service - Postal, messag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167" calcext:value-type="float">
            <text:p>1364167</text:p>
          </table:table-cell>
          <table:table-cell table:style-name="ce8" office:value-type="date" office:date-value="2019-08-15" calcext:value-type="date">
            <text:p>15/08/2019</text:p>
          </table:table-cell>
          <table:table-cell table:style-name="ce4" office:value-type="string" calcext:value-type="string">
            <text:p>WOLTERS KLUWER QUEBEC LTEE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string" calcext:value-type="string">
            <text:p>Guide, brochure et affich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number-columns-repeated="4"/>
          <table:table-cell table:style-name="ce13" office:value-type="float" office:value="365544.26" calcext:value-type="float">
            <text:p>365544,26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 table:number-rows-repeated="3">
          <table:table-cell table:style-name="ce3"/>
          <table:table-cell table:number-columns-repeated="256"/>
        </table:table-row>
        <table:table-row table:style-name="ro1" table:number-rows-repeated="104841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Nadine Champagne</dc:creator>
    <dc:date>2020-01-07T14:51:44</dc:date>
    <meta:document-statistic meta:table-count="3" meta:cell-count="758" meta:object-count="0"/>
    <meta:generator>LibreOffice/6.4.3.2$Windows_x86 LibreOffice_project/747b5d0ebf89f41c860ec2a39efd7cb15b54f2d8</meta:generator>
  </office:meta>
</office:document-meta>
</file>